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D8A9AA3D1D2D1DA5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059cm" draw:z-index="0"><draw:image xlink:href="Pictures/1000000000000556000002D8A9AA3D1D2D1DA5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6-15T20:19:22.791000000</dc:date>
    <meta:editing-duration>PT44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